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1" style:family="table-row">
      <style:table-row-properties style:row-height="0.642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F1" style:family="table-cell">
      <style:table-cell-properties style:vertical-align="middle" fo:padding="0.097cm" fo:border="0.002cm solid #000000"/>
    </style:style>
    <style:style style:name="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3" style:family="paragraph" style:parent-style-name="Standard">
      <style:paragraph-properties fo:background-color="#ffffe6">
        <style:background-image/>
      </style:paragraph-properties>
      <style:text-properties style:font-name="Arial" fo:font-size="6pt" fo:background-color="transparent" style:font-size-asian="6pt" style:font-size-complex="6pt"/>
    </style:style>
    <style:style style:name="P4" style:family="paragraph" style:parent-style-name="Standard">
      <style:paragraph-properties fo:background-color="#ffffe6">
        <style:background-image/>
      </style:paragraph-properties>
      <style:text-properties style:font-name="Arial" fo:background-color="transparent"/>
    </style:style>
    <style:style style:name="P5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0pt" fo:background-color="transparent" style:font-size-asian="10pt" style:font-size-complex="10pt"/>
    </style:style>
    <style:style style:name="P6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7" style:family="paragraph" style:parent-style-name="Horizontal_20_Line">
      <style:paragraph-properties fo:background-color="#ffffe6">
        <style:background-image/>
      </style:paragraph-properties>
      <style:text-properties style:font-name="Arial"/>
    </style:style>
    <style:style style:name="P8" style:family="paragraph" style:parent-style-name="Text_20_body">
      <style:text-properties style:font-name="DejaVu Sans2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style:font-name="Arial" fo:font-size="6pt" style:font-size-asian="5.25pt" style:font-size-complex="6pt"/>
    </style:style>
    <style:style style:name="P11" style:family="paragraph" style:parent-style-name="Text_20_body">
      <style:paragraph-properties fo:background-color="transparent">
        <style:background-image/>
      </style:paragraph-properties>
      <style:text-properties style:font-name="Arial" fo:font-size="6pt" style:font-size-asian="5.25pt" style:font-size-complex="6pt"/>
    </style:style>
    <style:style style:name="P12" style:family="paragraph" style:parent-style-name="Text_20_body">
      <style:paragraph-properties fo:background-color="#e6e6ff">
        <style:background-image/>
      </style:paragraph-properties>
      <style:text-properties style:font-name="Arial" fo:font-size="6pt" style:font-size-asian="5.25pt" style:font-size-complex="6pt"/>
    </style:style>
    <style:style style:name="P13" style:family="paragraph" style:parent-style-name="Horizontal_20_Line">
      <style:paragraph-properties fo:background-color="#e6e6ff">
        <style:background-image/>
      </style:paragraph-properties>
      <style:text-properties style:font-name="Arial"/>
    </style:style>
    <style:style style:name="P14" style:family="paragraph" style:parent-style-name="Title">
      <style:paragraph-properties fo:margin-top="0cm" fo:margin-bottom="0.203cm" fo:background-color="#ffffe6">
        <style:background-image/>
      </style:paragraph-properties>
      <style:text-properties style:font-name="Arial"/>
    </style:style>
    <style:style style:name="P15" style:family="paragraph" style:parent-style-name="Text_20_body">
      <style:paragraph-properties fo:background-color="#ffff99">
        <style:background-image/>
      </style:paragraph-properties>
      <style:text-properties style:font-name="Arial"/>
    </style:style>
    <style:style style:name="P16" style:family="paragraph" style:parent-style-name="Normal">
      <style:paragraph-properties fo:background-color="#ffff99">
        <style:background-image/>
      </style:paragraph-properties>
      <style:text-properties style:font-name="Arial" style:font-name-complex="Mangal" style:font-size-complex="10.5pt"/>
    </style:style>
    <style:style style:name="P17" style:family="paragraph" style:parent-style-name="Normal">
      <style:text-properties style:font-name-complex="Mangal" style:font-size-complex="10.5pt"/>
    </style:style>
    <style:style style:name="P18" style:family="paragraph" style:parent-style-name="Standard">
      <style:paragraph-properties fo:background-color="#ffff99">
        <style:background-image/>
      </style:paragraph-properties>
      <style:text-properties style:font-name="Arial"/>
    </style:style>
    <style:style style:name="P19" style:family="paragraph" style:parent-style-name="Heading_20_3">
      <style:text-properties style:font-name="Arial"/>
    </style:style>
    <style:style style:name="P20" style:family="paragraph" style:parent-style-name="Heading_20_3">
      <style:paragraph-properties fo:text-align="center" style:justify-single-word="false"/>
      <style:text-properties style:font-name="Arial"/>
    </style:style>
    <style:style style:name="P21" style:family="paragraph" style:parent-style-name="Heading_20_3">
      <style:paragraph-properties fo:background-color="transparent">
        <style:background-image/>
      </style:paragraph-properties>
      <style:text-properties style:font-name="Arial"/>
    </style:style>
    <style:style style:name="P22" style:family="paragraph" style:parent-style-name="Heading_20_3">
      <style:paragraph-properties fo:background-color="#e6e6ff">
        <style:background-image/>
      </style:paragraph-properties>
      <style:text-properties style:font-name="Arial"/>
    </style:style>
    <style:style style:name="P23" style:family="paragraph" style:parent-style-name="Text_20_body">
      <style:text-properties style:font-name="Arial"/>
    </style:style>
    <style:style style:name="P24" style:family="paragraph" style:parent-style-name="Text_20_body">
      <style:paragraph-properties fo:background-color="#ffff99">
        <style:background-image/>
      </style:paragraph-properties>
      <style:text-properties style:font-name="Arial"/>
    </style:style>
    <style:style style:name="P25" style:family="paragraph" style:parent-style-name="Normal">
      <style:paragraph-properties fo:background-color="#ffff99">
        <style:background-image/>
      </style:paragraph-properties>
      <style:text-properties style:font-name="Arial" style:font-name-complex="Mangal" style:font-size-complex="10.5pt"/>
    </style:style>
    <style:style style:name="P26" style:family="paragraph" style:parent-style-name="Normal">
      <style:text-properties style:font-name-complex="Mangal" style:font-size-complex="10.5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weight="bold" style:font-weight-asian="bold" style:font-name-complex="Mangal" style:font-size-complex="10.5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name-complex="Mangal" style:font-size-complex="10.5pt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Arial"/>
    </style:style>
    <style:style style:name="T6" style:family="text">
      <style:text-properties style:font-name-complex="Mangal" style:font-size-complex="10.5pt"/>
    </style:style>
    <style:style style:name="T7" style:family="text">
      <style:text-properties style:font-name="Courier New" style:font-name-complex="Courier New"/>
    </style:style>
    <style:style style:name="T8" style:family="text">
      <style:text-properties fo:language="uk" fo:country="UA"/>
    </style:style>
    <style:style style:name="T9" style:family="text">
      <style:text-properties fo:language="en" fo:country="US"/>
    </style:style>
    <style:style style:name="T10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ccffff" style:editable="false">
        <style:columns fo:column-count="1" fo:column-gap="0cm"/>
        <style:background-image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INF" form:control-implementation="ooo:com.sun.star.form.component.CheckBox" xml:id="control1" form:id="control1" form:label="INF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TRUC" form:control-implementation="ooo:com.sun.star.form.component.CheckBox" xml:id="control2" form:id="control2" form:label="STRU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UZ" form:control-implementation="ooo:com.sun.star.form.component.CheckBox" xml:id="control3" form:id="control3" form:label="PUZ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OC" form:control-implementation="ooo:com.sun.star.form.component.CheckBox" xml:id="control4" form:id="control4" form:label="SO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SE" form:control-implementation="ooo:com.sun.star.form.component.CheckBox" xml:id="control5" form:id="control5" form:label="U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LG" form:control-implementation="ooo:com.sun.star.form.component.CheckBox" xml:id="control6" form:id="control6" form:label="AL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ask Title, doubleclick to Change!" text:name="Title"/>
        <text:user-field-decl office:value-type="string" office:string-value="2013-XY-01" text:name="TaskID"/>
        <text:user-field-decl office:value-type="float" office:value="2012" text:name=""/>
      </text:user-field-decls>
      <text:p text:style-name="P14"><office:annotation><dc:creator>Ivo Blöchliger</dc:creator><dc:date>2014-03-02T08:01:40.11</dc:date><text:p text:style-name="P27"><text:span text:style-name="T10">To hide these comments, disable them in the menu:</text:span></text:p><text:p text:style-name="P27"><text:span text:style-name="T10">View → Comments</text:span></text:p></office:annotation>2015-UA<text:span text:style-name="T8">-01(I</text:span><text:span text:style-name="T9">V</text:span><text:span text:style-name="T8">)-EN</text:span> Even Parity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>0 <text:drop-down text:name=""><text:label text:value="----"/><text:label text:value="easy"/><text:label text:value="medium"/><text:label text:value="hard"/>----</text:drop-down><office:annotation><dc:creator>Ivo Blöchliger</dc:creator><dc:date>2014-03-02T07:59:42.12</dc:date><text:p text:style-name="P27"><text:span text:style-name="T10">Age groups in biological age:</text:span></text:p><text:p text:style-name="P27"><text:span text:style-name="T10">0: 8-10 years</text:span></text:p><text:p text:style-name="P27"><text:span text:style-name="T10">I: 10-12 years</text:span></text:p><text:p text:style-name="P27"><text:span text:style-name="T10">II: 12-14 years</text:span></text:p><text:p text:style-name="P27"><text:span text:style-name="T10">III: 14-16 years</text:span></text:p><text:p text:style-name="P27"><text:span text:style-name="T10">IV: 16-19 years</text:span></text:p></office:annotation></text:p>
          </table:table-cell>
          <table:table-cell table:style-name="Table1.A1" office:value-type="string">
            <text:p text:style-name="P5">I: <text:drop-down text:name=""><text:label text:value="----"/><text:label text:value="easy"/><text:label text:value="medium"/><text:label text:value="hard"/>----</text:drop-down></text:p>
          </table:table-cell>
          <table:table-cell table:style-name="Table1.A1" office:value-type="string">
            <text:p text:style-name="P5">II: <text:drop-down text:name=""><text:label text:value="----"/><text:label text:value="easy"/><text:label text:value="medium"/><text:label text:value="hard"/>----</text:drop-down></text:p>
          </table:table-cell>
          <table:table-cell table:style-name="Table1.A1" office:value-type="string">
            <text:p text:style-name="P5">III: -------</text:p>
          </table:table-cell>
          <table:table-cell table:style-name="Table1.E1" office:value-type="string">
            <text:p text:style-name="P5">IV: <text:drop-down text:name=""><text:label text:value="----"/><text:label text:value="easy"/><text:label text:current-selected="true" text:value="medium"/><text:label text:value="hard"/>medium</text:drop-down></text:p>
          </table:table-cell>
        </table:table-row>
      </table:table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6"><text:s/><draw:control text:anchor-type="as-char" svg:y="-0.351cm" draw:z-index="5" draw:style-name="gr1" draw:text-style-name="P28" svg:width="2.271cm" svg:height="0.313cm" draw:control="control6"/></text:p>
          </table:table-cell>
          <table:table-cell table:style-name="Table2.A1" office:value-type="string">
            <text:p text:style-name="P2"><draw:control text:anchor-type="as-char" svg:y="0.051cm" draw:z-index="0" draw:style-name="gr1" draw:text-style-name="P28" svg:width="2.271cm" svg:height="0.313cm" draw:control="control1"/></text:p>
          </table:table-cell>
          <table:table-cell table:style-name="Table2.A1" office:value-type="string">
            <text:p text:style-name="P2"><draw:control text:anchor-type="as-char" svg:y="-0.014cm" draw:z-index="1" draw:style-name="gr1" draw:text-style-name="P28" svg:width="2.271cm" svg:height="0.313cm" draw:control="control2"/></text:p>
          </table:table-cell>
          <table:table-cell table:style-name="Table2.A1" office:value-type="string">
            <text:p text:style-name="P2"><draw:control text:anchor-type="as-char" svg:y="-0.009cm" draw:z-index="2" draw:style-name="gr1" draw:text-style-name="P28" svg:width="2.271cm" svg:height="0.313cm" draw:control="control3"/></text:p>
          </table:table-cell>
          <table:table-cell table:style-name="Table2.A1" office:value-type="string">
            <text:p text:style-name="P2"><draw:control text:anchor-type="as-char" svg:y="0.004cm" draw:z-index="3" draw:style-name="gr1" draw:text-style-name="P28" svg:width="2.271cm" svg:height="0.313cm" draw:control="control4"/></text:p>
          </table:table-cell>
          <table:table-cell table:style-name="Table2.F1" office:value-type="string">
            <text:p text:style-name="P2"><draw:control text:anchor-type="as-char" svg:y="0.025cm" draw:z-index="4" draw:style-name="gr1" draw:text-style-name="P28" svg:width="2.271cm" svg:height="0.313cm" draw:control="control5"/></text:p>
          </table:table-cell>
        </table:table-row>
      </table:table>
      <text:section text:style-name="Sect1" text:name="Body">
        <text:p text:style-name="P3"/>
        <text:p text:style-name="P4"><text:span text:style-name="T4">Answer Type: </text:span><text:span text:style-name="T4"><text:drop-down text:name=""><text:label text:value="Click to choose!"/><text:label text:current-selected="true" text:value="Multiple Choice"/><text:label text:value="Open Integer"/><text:label text:value="Open Text"/><text:label text:value="Select image"/><text:label text:value="Interactive"/>Multiple Choice</text:drop-down></text:span><text:span text:style-name="T4"> <text:s/>Mandatory for: </text:span><text:span text:style-name="T4"><text:drop-down text:name=""><text:label text:current-selected="true" text:value="none"/><text:label text:value="Group I"/><text:label text:value="Group II"/><text:label text:value="Group III"/><text:label text:value="Group IV"/><text:label text:value="All"/>none</text:drop-down></text:span></text:p>
        <text:p text:style-name="P7"/>
        <text:h text:style-name="P21" text:outline-level="3">Body</text:h>
      </text:section>
      <text:p text:style-name="P11"/>
      <text:p text:style-name="P9">On four islands beavers use the following <text:s/>number systems:</text:p>
      <text:p text:style-name="P9">the first island - system with base seven, the second island - octal <text:s/>system, the third island - system with base nine, the fourth island - <text:s/>decimal system.</text:p>
      <text:p text:style-name="P9">For example, the number 26 on the first island represents the number 20 on the fourth island</text:p>
      <text:p text:style-name="P9">  (2 *7 + 6*1 = 20).</text:p>
      <text:p text:style-name="P9">On all <text:s/>islands the number is considered to be an even , if it can be decomposed into two equal summands.</text:p>
      <text:p text:style-name="P9"/>
      <text:section text:style-name="Sect1" text:name="Question" text:protected="true">
        <text:h text:style-name="P19" text:outline-level="3"/>
        <text:h text:style-name="P19" text:outline-level="3">Question</text:h>
        <text:p text:style-name="P10"/>
      </text:section>
      <text:p text:style-name="P9">Which of these numbers is even on all the islands:</text:p>
      <text:p text:style-name="P9">A) 54</text:p>
      <text:p text:style-name="P9">B) 321</text:p>
      <text:p text:style-name="P9">C) 1024</text:p>
      <text:p text:style-name="P9">D) 1654</text:p>
      <text:section text:style-name="Sect1" text:name="Answer" text:protected="true">
        <text:h text:style-name="P19" text:outline-level="3"/>
        <text:h text:style-name="P19" text:outline-level="3">Answer</text:h>
        <text:p text:style-name="P10"/>
      </text:section>
      <text:p text:style-name="P9">D) 1654</text:p>
      <text:section text:style-name="Sect2" text:name="Explanation" text:protected="true">
        <text:p text:style-name="P13"><office:annotation><dc:creator>Ivo Blöchliger</dc:creator><dc:date>2013-01-04T16:50:39.22</dc:date><text:p text:style-name="P27"><text:span text:style-name="T10">This must all fit on the first page. If it does not, your <text:s/>task is too long.</text:span></text:p></office:annotation></text:p>
        <text:h text:style-name="P22" text:outline-level="3">Explanation</text:h>
        <text:p text:style-name="P12"/>
      </text:section>
      <text:p text:style-name="P15">If the sum of all digits of the number is an even , then <text:s/>this number is an even <text:s text:c="2"/>in the numeral systems with odd number in the base. </text:p>
      <text:p text:style-name="P15">The <text:s/>number is an even <text:s text:c="2"/>in the numeral systems with even number in the base, when its last digit is even.</text:p>
      <text:p text:style-name="P15">54 and 1024 are odd numbers in base-7 and base-9 numeral systems.</text:p>
      <text:p text:style-name="P15">321 is odd number in the octal and decimal numeral systems.</text:p>
      <text:section text:style-name="Sect2" text:name="It's informatics" text:protected="true">
        <text:h text:style-name="P22" text:outline-level="3"/>
        <text:h text:style-name="P22" text:outline-level="3">It's informatics</text:h>
        <text:p text:style-name="P12"/>
      </text:section>
      <text:p text:style-name="P18">he numeral system - one of the basic concepts in Computer Science.</text:p>
      <text:p text:style-name="Normal"><text:span text:style-name="Default_20_Paragraph_20_Font"><text:span text:style-name="T6">Even parity, operations </text:span></text:span><text:span text:style-name="Default_20_Paragraph_20_Font"><text:span text:style-name="T1">div</text:span></text:span><text:span text:style-name="Default_20_Paragraph_20_Font"><text:span text:style-name="T6"> and </text:span></text:span><text:span text:style-name="Default_20_Paragraph_20_Font"><text:span text:style-name="T1">mod</text:span></text:span><text:span text:style-name="Default_20_Paragraph_20_Font"><text:span text:style-name="T6"> with integers are used in many classical algorithms</text:span></text:span></text:p>
      <text:p text:style-name="P17">and programs that ensure functioning of operating systems. </text:p>
      <text:p text:style-name="P16">These concepts must be known to students of the III and IV age groups <text:s/>from school courses in mathematics and computer science.</text:p>
      <text:section text:style-name="Sect1" text:name="Keywords" text:protected="true">
        <text:h text:style-name="P22" text:outline-level="3"/>
        <text:h text:style-name="P22" text:outline-level="3">Keywords</text:h>
        <text:p text:style-name="P12"/>
      </text:section>
      <text:p text:style-name="P15">Numeral system, even parity, odd and even numbers</text:p>
      <text:section text:style-name="Sect1" text:name="Websites" text:protected="true">
        <text:h text:style-name="P22" text:outline-level="3"/>
        <text:h text:style-name="P22" text:outline-level="3">Websites</text:h>
        <text:p text:style-name="P12"/>
      </text:section>
      <text:p text:style-name="P17"><text:soft-page-break/>http://en.wikipedia.org/wiki/Numeral_system</text:p>
      <text:p text:style-name="P16">http://www.techopedia.com/definition/1797/even-parity</text:p>
      <text:section text:style-name="Sect1" text:name="Wording" text:protected="true">
        <text:p text:style-name="P13"/>
        <text:h text:style-name="P20" text:outline-level="3">Internal Use</text:h>
        <text:h text:style-name="P19" text:outline-level="3">Wording</text:h>
        <text:p text:style-name="P10"/>
      </text:section>
      <text:p text:style-name="P15"><text:span text:style-name="Default_20_Paragraph_20_Font"><text:span text:style-name="T2">Even parity, positional <text:s/>numeral systems</text:span></text:span><text:span text:style-name="Default_20_Paragraph_20_Font"><text:span text:style-name="T3">, </text:span></text:span><text:span text:style-name="Default_20_Paragraph_20_Font"><text:span text:style-name="T2">base-N system, octal <text:s/>system</text:span></text:span><text:span text:style-name="Default_20_Paragraph_20_Font"><text:span text:style-name="T3">, decimal system, even number.</text:span></text:span></text:p>
      <text:section text:style-name="Sect1" text:name="Comments" text:protected="true">
        <text:h text:style-name="P19" text:outline-level="3"/>
        <text:h text:style-name="P19" text:outline-level="3">Comments</text:h>
        <text:p text:style-name="P10"/>
      </text:section>
      <text:p text:style-name="P15"/>
      <text:section text:style-name="Sect1" text:name="Graphics" text:protected="true">
        <text:h text:style-name="P19" text:outline-level="3"/>
        <text:h text:style-name="P19" text:outline-level="3">Graphics</text:h>
      </text:section>
      <text:p text:style-name="P10"/>
      <text:p text:style-name="P15"/>
      <text:p text:style-name="P9"/>
      <text:p text:style-name="P9"/>
      <text:section text:style-name="Sect1" text:name="Files" text:protected="true">
        <text:h text:style-name="P19" text:outline-level="3"/>
        <text:h text:style-name="P19" text:outline-level="3">Files</text:h>
        <text:p text:style-name="P10"/>
      </text:section>
      <text:p text:style-name="P9">All additional files for this task (graphics, scripts, etc.)</text:p>
      <text:section text:style-name="Sect1" text:name="this file">
        <text:section text:style-name="Sect1" text:name="thisfile">
          <text:p text:style-name="P9"><text:file-name text:display="name-and-extension">201-UA-01(IV)-EN Even Parity.odt</text:file-name> (this file)</text:p>
        </text:section>
        <text:p text:style-name="P15"/>
      </text:section>
      <text:section text:style-name="Sect1" text:name="Authorship" text:protected="true">
        <text:h text:style-name="P19" text:outline-level="3"/>
        <text:h text:style-name="P19" text:outline-level="3">Authorship</text:h>
        <text:p text:style-name="P10"/>
      </text:section>
      <text:p text:style-name="P15"><text:span text:style-name="Default_20_Paragraph_20_Font"><text:span text:style-name="T7">Ilya Porubliov, </text:span></text:span><text:a xlink:type="simple" xlink:href="mailto:ilya.porublyov@gmail.com" office:target-frame-name="_top" xlink:show="replace" text:style-name="Internet_20_link" text:visited-style-name="Visited_20_Internet_20_Link"><text:span text:style-name="Hyperlink"><text:span text:style-name="T7">ilya.porublyov@gmail.com</text:span></text:span></text:a><text:span text:style-name="Default_20_Paragraph_20_Font"><text:span text:style-name="T7">, Ukraine</text:span></text:span></text:p>
      <text:p text:style-name="P15"/>
      <text:section text:style-name="Sect1" text:name="License" text:protected="true">
        <text:h text:style-name="P19" text:outline-level="3"/>
        <text:h text:style-name="P19" text:outline-level="3">License</text:h>
        <text:p text:style-name="P10"/>
        <text:p text:style-name="P8"><text:span text:style-name="T5">Copyright © 2014 Bebras – International Contest on Informatics and Computer Fluency. This work is licensed under a Creative Commons Attribution-NonCommercial-ShareAlike 3.0 Unported License (CC BY-NC-SA 3.0). Visit: </text:span><text:a xlink:type="simple" xlink:href="http://creativecommons.org/licenses/by-sa/3.0/" text:style-name="Internet_20_link" text:visited-style-name="Visited_20_Internet_20_Link"><text:span text:style-name="T5">http://creativecommons.org/licenses/by-sa-sa/3.0/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fo:background-color="transparent">
        <style:background-image/>
      </style:paragraph-properties>
      <style:text-properties style:font-name="DejaVu Sans1"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 fo:background-color="#ffffe6">
        <style:background-image/>
      </style:paragraph-properties>
      <style:text-properties style:font-name="DejaVu Sans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user-field-decls>
          <text:user-field-decl office:value-type="string" office:string-value="Task Title, doubleclick to Change!" text:name="Title"/>
        </text:user-field-decls>
        <text:section text:style-name="MSect1" text:name="Footer" text:protected="true">
          <text:p text:style-name="MP1"><text:user-field-get text:name="Title">Task Title, doubleclick to Change!</text:user-field-get> <text:file-name text:display="name">201-UA-01(IV)-EN Even Parity</text:file-name>, Last saved <text:modification-date style:data-style-name="N84">2015-04-10</text:modification-date> at <text:modification-time style:data-style-name="N41">18:40:50</text:modification-time> by <text:creator/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vo Blöchliger</meta:initial-creator>
    <meta:creation-date>2013-01-04T15:16:24</meta:creation-date>
    <dc:date>2015-04-10T18:40:49.59</dc:date>
    <meta:editing-duration>PT9H6M51S</meta:editing-duration>
    <meta:editing-cycles>42</meta:editing-cycles>
    <meta:generator>OpenOffice/4.1.0$Win32 OpenOffice.org_project/410m18$Build-9764</meta:generator>
    <meta:document-statistic meta:table-count="2" meta:image-count="0" meta:object-count="0" meta:page-count="2" meta:paragraph-count="56" meta:word-count="353" meta:character-count="2232"/>
  </office:meta>
</office:document-meta>
</file>